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b7d" officeooo:paragraph-rsid="00153b7d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tring and File attributes</text:p>
      <text:p text:style-name="Preformatted_20_Text"/>
      <text:p text:style-name="Preformatted_20_Text">1) Explore some more attributes</text:p>
      <text:p text:style-name="Preformatted_20_Text"><text:s text:c="3"/>-r</text:p>
      <text:p text:style-name="Preformatted_20_Text"><text:s text:c="3"/>-x</text:p>
      <text:p text:style-name="P2"><text:s text:c="3"/>-o</text:p>
      <text:p text:style-name="Standard"/>
      <text:p text:style-name="Standard">god@god:~/Desktop$ gedit assignment4_3.sh &amp;</text:p>
      <text:p text:style-name="Standard">[3] 69972</text:p>
      <text:p text:style-name="Standard">god@god:~/Desktop$ chmod +x assignment4_3.sh</text:p>
      <text:p text:style-name="Standard">[3]+ <text:s/>Done <text:s text:c="19"/>gedit assignment4_3.sh</text:p>
      <text:p text:style-name="Standard">god@god:~/Desktop$ ./assignment4_3.sh </text:p>
      <text:p text:style-name="Standard">Execute mode not permitted </text:p>
      <text:p text:style-name="Standard"/>
      <text:p text:style-name="Standard">Read mode not permitted </text:p>
      <text:p text:style-name="Standard"/>
      <text:p text:style-name="Standard">user mode not permitted </text:p>
      <text:p text:style-name="Standard"/>
      <text:p text:style-name="Standard">god@god:~/Desktop$ chmod +x test2.txt</text:p>
      <text:p text:style-name="Standard">god@god:~/Desktop$ ./assignment4_3.sh </text:p>
      <text:p text:style-name="Standard">Execute mode Permitted</text:p>
      <text:p text:style-name="Standard"/>
      <text:p text:style-name="Standard">Read mode not permitted </text:p>
      <text:p text:style-name="Standard"/>
      <text:p text:style-name="Standard">user mode not permitted </text:p>
      <text:p text:style-name="Standard"/>
      <text:p text:style-name="Standard">god@god:~/Desktop$ chmod +r test2.txt</text:p>
      <text:p text:style-name="Standard">god@god:~/Desktop$ ./assignment4_3.sh </text:p>
      <text:p text:style-name="Standard">Execute mode Permitted</text:p>
      <text:p text:style-name="Standard"/>
      <text:p text:style-name="Standard">Read mode Permitted </text:p>
      <text:p text:style-name="Standard"/>
      <text:p text:style-name="Standard">user mode not permitted </text:p>
      <text:p text:style-name="Standard"/>
      <text:p text:style-name="Standard">god@god:~/Desktop$ sudo ./assignment4_3.sh </text:p>
      <text:p text:style-name="Standard">[sudo] password for god: </text:p>
      <text:p text:style-name="Standard">Execute mode Permitted</text:p>
      <text:p text:style-name="Standard"/>
      <text:p text:style-name="Standard">Read mode Permitted </text:p>
      <text:p text:style-name="Standard"/>
      <text:p text:style-name="Standard">user mode not permitted </text:p>
      <text:p text:style-name="Standard"/>
      <text:p text:style-name="Standard">god@god:~/Desktop$ ls -o test2.txt</text:p>
      <text:p text:style-name="Standard">-rwxrwxr-x 1 god 16 Oct <text:s/>1 22:36 test2.txt</text:p>
      <text:p text:style-name="Standard">god@god:~/Desktop$ </text:p>
      <text:p text:style-name="Standard"/>
      <text:p text:style-name="Standard"/>
      <text:p text:style-name="P1">CONTENTS IN FILE “ assignment4_3.sh”</text:p>
      <text:p text:style-name="P1"/>
      <text:p text:style-name="P1">#!/bin/bash</text:p>
      <text:p text:style-name="P1"/>
      <text:p text:style-name="P1">file1="/home/god/Desktop/test2.txt"</text:p>
      <text:p text:style-name="P1"><text:soft-page-break/></text:p>
      <text:p text:style-name="P1">if [ -x $file1 ]; then</text:p>
      <text:p text:style-name="P1">echo -e "Execute mode Permitted\n"</text:p>
      <text:p text:style-name="P1">else</text:p>
      <text:p text:style-name="P1">echo -e "Execute mode not permitted \n"</text:p>
      <text:p text:style-name="P1">fi</text:p>
      <text:p text:style-name="P1"/>
      <text:p text:style-name="P1">if [ -r $file1 ]; then</text:p>
      <text:p text:style-name="P1">echo -e "Read mode Permitted \n"</text:p>
      <text:p text:style-name="P1">else</text:p>
      <text:p text:style-name="P1">echo -e "Read mode not permitted \n"</text:p>
      <text:p text:style-name="P1">fi</text:p>
      <text:p text:style-name="P1"/>
      <text:p text:style-name="P1">if [ -o $file1 ]; then</text:p>
      <text:p text:style-name="P1">echo -e "User mode Permitted \n"</text:p>
      <text:p text:style-name="P1">else</text:p>
      <text:p text:style-name="P1">echo -e "user mode not permitted \n"</text:p>
      <text:p text:style-name="P1">f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1T22:49:56.342661673</meta:creation-date>
    <dc:date>2023-10-05T20:17:57.687317318</dc:date>
    <meta:editing-duration>PT2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172" meta:character-count="1223" meta:non-whitespace-character-count="1055"/>
  </office:meta>
</office:document-meta>
</file>